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8cm"/>
    </style:style>
    <style:style style:name="co2" style:family="table-column">
      <style:table-column-properties fo:break-before="auto" style:column-width="19.7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294cm"/>
    </style:style>
    <style:style style:name="co5" style:family="table-column">
      <style:table-column-properties fo:break-before="auto" style:column-width="18.1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onsolas" fo:font-size="9.5pt" fo:language="en" fo:country="US" fo:font-weight="normal" style:font-name-asian="Consolas" style:font-size-asian="9.5pt" style:language-asian="en" style:country-asian="US" style:font-weight-asian="normal" style:font-name-complex="Consolas" style:font-size-complex="5.40000009536743pt" style:language-complex="en" style:country-complex="US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Russian" table:style-name="ta1" table:print="false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remind_me_later_button_text</text:p>
          </table:table-cell>
          <table:table-cell office:value-type="string">
            <text:p>Напомнить позже</text:p>
          </table:table-cell>
        </table:table-row>
        <table:table-row table:style-name="ro1">
          <table:table-cell table:style-name="ce2" office:value-type="string">
            <text:p>no_thanks</text:p>
          </table:table-cell>
          <table:table-cell office:value-type="string">
            <text:p>Нет, спасибо.</text:p>
          </table:table-cell>
        </table:table-row>
        <table:table-row table:style-name="ro1">
          <table:table-cell table:style-name="ce3" office:value-type="string">
            <text:p><text:span text:style-name="T1">menu_btn_campaign</text:span></text:p>
          </table:table-cell>
          <table:table-cell office:value-type="string">
            <text:p>Компания</text:p>
          </table:table-cell>
        </table:table-row>
      </table:table>
      <table:table table:name="English" table:style-name="ta1" table:print="false"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remind_me_later_button_text</text:p>
          </table:table-cell>
          <table:table-cell office:value-type="string">
            <text:p>Remind me later</text:p>
          </table:table-cell>
        </table:table-row>
        <table:table-row table:style-name="ro1">
          <table:table-cell office:value-type="string">
            <text:p>no_thanks</text:p>
          </table:table-cell>
          <table:table-cell office:value-type="string">
            <text:p>No, thanks</text:p>
          </table:table-cell>
        </table:table-row>
        <table:table-row table:style-name="ro1">
          <table:table-cell table:style-name="ce3" office:value-type="string">
            <text:p><text:span text:style-name="T1">menu_btn_campaign</text:span></text:p>
          </table:table-cell>
          <table:table-cell office:value-type="string">
            <text:p>Campaign</text:p>
          </table:table-cell>
        </table:table-row>
        <table:table-row table:style-name="ro1">
          <table:table-cell office:value-type="string">
            <text:p>email_template</text:p>
          </table:table-cell>
          <table:table-cell office:value-type="string">
            <text:p>Describe your question in detail here:\n\n\n\n \n-------------------------------------- \nDo not delete:\n{0} {1} {2}\n\nTime {3} \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5:58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3:09:43.52</meta:creation-date>
    <dc:date>2016-11-17T15:58:29.11</dc:date>
    <meta:editing-duration>PT2H33M33S</meta:editing-duration>
    <meta:editing-cycles>5</meta:editing-cycles>
    <meta:generator>OpenOffice/4.1.3$Win32 OpenOffice.org_project/413m1$Build-9783</meta:generator>
    <meta:document-statistic meta:table-count="2" meta:cell-count="14" meta:object-count="0"/>
  </office:meta>
</office:document-meta>
</file>